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officeooo:paragraph-rsid="001034de" style:font-weight-asian="bold" style:font-weight-complex="bold"/>
    </style:style>
    <style:style style:name="P2" style:family="paragraph" style:parent-style-name="Standard">
      <style:paragraph-properties fo:text-align="start" style:justify-single-word="false"/>
      <style:text-properties style:font-name="Arial" fo:font-weight="bold" officeooo:paragraph-rsid="001034de" style:font-weight-asian="bold" style:font-weight-complex="bold"/>
    </style:style>
    <style:style style:name="T1" style:family="text">
      <style:text-properties officeooo:rsid="001034de"/>
    </style:style>
    <style:style style:name="T2" style:family="text">
      <style:text-properties fo:font-weight="normal" officeooo:rsid="001034de" style:font-weight-asian="normal" style:font-weight-complex="normal"/>
    </style:style>
    <style:style style:name="T3" style:family="text">
      <style:text-properties fo:font-weight="normal" officeooo:rsid="0011fec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ØKNAD OM PRAKSISPLASS</text:span></text:p>
      <text:p text:style-name="P1"><text:span text:style-name="T2"/></text:p>
      <text:p text:style-name="P2"><text:span text:style-name="T2">Jeg søker med dette på en praksisplass hos deres bedrift.</text:span></text:p>
      <text:p text:style-name="P2"><text:span text:style-name="T2"/></text:p>
      <text:p text:style-name="P2"><text:span text:style-name="T2">Jeg har stor interesse for IT og har studert informatikk ved Høgskolen i Østfold. Min motivasjon til å jobbe med IT-support ligger i det å hjelpe kunden når han eller hun har et problem med datamaskinen.</text:span></text:p>
      <text:p text:style-name="P2"><text:span text:style-name="T2"/></text:p>
      <text:p text:style-name="P2"><text:span text:style-name="T2">Jeg mener jeg er den rette for en slik praksisplass fordi jeg er en som er arbeidsom, som fort blir engasjert i det jeg holder på med, og som gjør mitt beste for å få jobben gjort. Jeg får lett god kontakt med kunder, samtidig som jeg er god til å ta personlig initiativ, har god ordenssans og kan jobbe selvstendig selv om arbeidssituasjonen kan være hektisk.</text:span></text:p>
      <text:p text:style-name="P2"><text:span text:style-name="T2">Jeg er fleksibel i forhold til arbeidsoppgaver og nye utfordringer. Jeg er også fleksibel med tanke på å vikariere på andre avdelinger når det er nødvendig.</text:span></text:p>
      <text:p text:style-name="P2"><text:span text:style-name="T2"/></text:p>
      <text:p text:style-name="P2"><text:span text:style-name="T2">Som du kan se ut fra min CV, har jeg en god utdanning innen IT. Jeg har alltid vært fascinert av data, hvordan den fungerer, og på den måten kunne bidra til å løse problemer for kunden. Jeg har god kompetanse til å installere operativsystemer som Windows, Mac OS X, FreeBSD/PC-BSD og Linux. </text:span></text:p>
      <text:p text:style-name="P2"><text:span text:style-name="T2"/></text:p>
      <text:p text:style-name="P2"><text:span text:style-name="T2">I tillegg til dette har jeg også erfaring fra å partisjonere og formatere harddisker, tilkobling av ekstern harddisk </text:span><text:span text:style-name="T3">og annen maskinvare</text:span><text:span text:style-name="T2">, kopiering av mapper, etc. Det å installere og sette opp en datamaskin er noe jeg føler meg trygg på, ettersom at jeg har installert Windows, Mac OS X, FreeBSD/PC-BSD og Linux mange ganger. Jeg har også erfaring med å diagnostisere problemer knyttet til ulike ting, blant annet problemer med å koble en maskin opp på nettet, samt med å bytte ut maskinvaredeler som RAM og harddisk.</text:span></text:p>
      <text:p text:style-name="P2"><text:span text:style-name="T2"/></text:p>
      <text:p text:style-name="P2"><text:span text:style-name="T2">Håper på en positiv tilbakemelding og stiller mer enn gjerne opp til en arbeidssamtale.</text:span></text:p>
      <text:p text:style-name="P2"><text:span text:style-name="T2"/></text:p>
      <text:p text:style-name="P2"><text:span text:style-name="T2">Med vennlig hilsen</text:span></text:p>
      <text:p text:style-name="P2"><text:span text:style-name="T2">Anders Bolt-Even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6T13:11:56</meta:creation-date>
    <dc:date>2013-09-06T13:40:31</dc:date>
    <meta:editing-duration>PT14M28S</meta:editing-duration>
    <meta:editing-cycles>2</meta:editing-cycles>
    <meta:generator>LibreOffice/4.0.5.2$MacOSX_x86 LibreOffice_project/5464147a081647a250913f19c0715bca595af2f</meta:generator>
    <meta:document-statistic meta:table-count="0" meta:image-count="0" meta:object-count="0" meta:page-count="1" meta:paragraph-count="10" meta:word-count="301" meta:character-count="1731" meta:non-whitespace-character-count="1439"/>
  </office:meta>
</office:document-meta>
</file>